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3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 style:data-style-name="N101"/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>
            <text:p>POT Values</text:p>
          </table:table-cell>
          <table:table-cell office:value-type="float" office:value="1.05">
            <text:p>1.05</text:p>
          </table:table-cell>
          <table:table-cell office:value-type="float" office:value="1.07">
            <text:p>1.07</text:p>
          </table:table-cell>
          <table:table-cell office:value-type="float" office:value="1.15">
            <text:p>1.15</text:p>
          </table:table-cell>
          <table:table-cell office:value-type="float" office:value="1.3">
            <text:p>1.3</text:p>
          </table:table-cell>
          <table:table-cell office:value-type="float" office:value="1.7">
            <text:p>1.7</text:p>
          </table:table-cell>
          <table:table-cell office:value-type="float" office:value="1.9">
            <text:p>1.9</text:p>
          </table:table-cell>
          <table:table-cell office:value-type="float" office:value="2.3">
            <text:p>2.3</text:p>
          </table:table-cell>
          <table:table-cell office:value-type="float" office:value="2.35">
            <text:p>2.35</text:p>
          </table:table-cell>
          <table:table-cell office:value-type="float" office:value="3.35">
            <text:p>3.35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currency" office:currency="GBP" office:value="140000">
            <text:p>£140,000</text:p>
          </table:table-cell>
          <table:table-cell table:style-name="ce1" table:formula="of:=[.A7]*[.B4]" office:value-type="currency" office:currency="GBP" office:value="147000">
            <text:p>£147,000</text:p>
          </table:table-cell>
          <table:table-cell table:style-name="ce1" table:formula="of:=[.A7]*[.C4]" office:value-type="currency" office:currency="GBP" office:value="149800">
            <text:p>£149,800</text:p>
          </table:table-cell>
          <table:table-cell table:style-name="ce1" table:formula="of:=[.A7]*[.D4]" office:value-type="currency" office:currency="GBP" office:value="161000">
            <text:p>£161,000</text:p>
          </table:table-cell>
          <table:table-cell table:style-name="ce1" table:formula="of:=[.A7]*[.E4]" office:value-type="currency" office:currency="GBP" office:value="182000">
            <text:p>£182,000</text:p>
          </table:table-cell>
          <table:table-cell table:style-name="ce1" table:formula="of:=[.A7]*[.F4]" office:value-type="currency" office:currency="GBP" office:value="238000">
            <text:p>£238,000</text:p>
          </table:table-cell>
          <table:table-cell table:style-name="ce1" table:formula="of:=[.A7]*[.G4]" office:value-type="currency" office:currency="GBP" office:value="266000">
            <text:p>£266,000</text:p>
          </table:table-cell>
          <table:table-cell table:style-name="ce1" table:formula="of:=[.A7]*[.H4]" office:value-type="currency" office:currency="GBP" office:value="322000">
            <text:p>£322,000</text:p>
          </table:table-cell>
          <table:table-cell table:style-name="ce1" table:formula="of:=[.A7]*[.I4]" office:value-type="currency" office:currency="GBP" office:value="329000">
            <text:p>£329,000</text:p>
          </table:table-cell>
          <table:table-cell table:style-name="ce1" table:formula="of:=[.A7]*[.J4]" office:value-type="currency" office:currency="GBP" office:value="469000">
            <text:p>£469,000</text:p>
          </table:table-cell>
          <table:table-cell table:style-name="ce1" table:formula="of:=[.A7]*[.K4]" office:value-type="currency" office:currency="GBP" office:value="490000">
            <text:p>£490,0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currency" office:currency="GBP" office:value="365000">
            <text:p>£365,000</text:p>
          </table:table-cell>
          <table:table-cell table:style-name="ce1" table:formula="of:=[.A9]*[.B4]" office:value-type="currency" office:currency="GBP" office:value="383250">
            <text:p>£383,250</text:p>
          </table:table-cell>
          <table:table-cell table:style-name="ce1" table:formula="of:=[.A9]*[.C4]" office:value-type="currency" office:currency="GBP" office:value="390550">
            <text:p>£390,550</text:p>
          </table:table-cell>
          <table:table-cell table:style-name="ce1" table:formula="of:=[.A9]*[.D4]" office:value-type="currency" office:currency="GBP" office:value="419750">
            <text:p>£419,750</text:p>
          </table:table-cell>
          <table:table-cell table:style-name="ce1" table:formula="of:=[.A9]*[.E4]" office:value-type="currency" office:currency="GBP" office:value="474500">
            <text:p>£474,500</text:p>
          </table:table-cell>
          <table:table-cell table:style-name="ce1" table:formula="of:=[.A9]*[.F4]" office:value-type="currency" office:currency="GBP" office:value="620500">
            <text:p>£620,500</text:p>
          </table:table-cell>
          <table:table-cell table:style-name="ce1" table:formula="of:=[.A9]*[.G4]" office:value-type="currency" office:currency="GBP" office:value="693500">
            <text:p>£693,500</text:p>
          </table:table-cell>
          <table:table-cell table:style-name="ce1" table:formula="of:=[.A9]*[.H4]" office:value-type="currency" office:currency="GBP" office:value="839500">
            <text:p>£839,500</text:p>
          </table:table-cell>
          <table:table-cell table:style-name="ce1" table:formula="of:=[.A9]*[.I4]" office:value-type="currency" office:currency="GBP" office:value="857750">
            <text:p>£857,750</text:p>
          </table:table-cell>
          <table:table-cell table:style-name="ce1" table:formula="of:=[.A9]*[.J4]" office:value-type="currency" office:currency="GBP" office:value="1222750">
            <text:p>£1,222,750</text:p>
          </table:table-cell>
          <table:table-cell table:style-name="ce1" table:formula="of:=[.A9]*[.K4]" office:value-type="currency" office:currency="GBP" office:value="1277500">
            <text:p>£1,277,5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currency" office:currency="GBP" office:value="1800000">
            <text:p>£1,800,000</text:p>
          </table:table-cell>
          <table:table-cell table:style-name="ce1" table:formula="of:=[.A11]*[.B4]" office:value-type="currency" office:currency="GBP" office:value="1890000">
            <text:p>£1,890,000</text:p>
          </table:table-cell>
          <table:table-cell table:style-name="ce1" table:formula="of:=[.A11]*[.C4]" office:value-type="currency" office:currency="GBP" office:value="1926000">
            <text:p>£1,926,000</text:p>
          </table:table-cell>
          <table:table-cell table:style-name="ce1" table:formula="of:=[.A11]*[.D4]" office:value-type="currency" office:currency="GBP" office:value="2070000">
            <text:p>£2,070,000</text:p>
          </table:table-cell>
          <table:table-cell table:style-name="ce1" table:formula="of:=[.A11]*[.E4]" office:value-type="currency" office:currency="GBP" office:value="2340000">
            <text:p>£2,340,000</text:p>
          </table:table-cell>
          <table:table-cell table:style-name="ce1" table:formula="of:=[.A11]*[.F4]" office:value-type="currency" office:currency="GBP" office:value="3060000">
            <text:p>£3,060,000</text:p>
          </table:table-cell>
          <table:table-cell table:style-name="ce1" table:formula="of:=[.A11]*[.G4]" office:value-type="currency" office:currency="GBP" office:value="3420000">
            <text:p>£3,420,000</text:p>
          </table:table-cell>
          <table:table-cell table:style-name="ce1" table:formula="of:=[.A11]*[.H4]" office:value-type="currency" office:currency="GBP" office:value="4140000">
            <text:p>£4,140,000</text:p>
          </table:table-cell>
          <table:table-cell table:style-name="ce1" table:formula="of:=[.A11]*[.I4]" office:value-type="currency" office:currency="GBP" office:value="4230000">
            <text:p>£4,230,000</text:p>
          </table:table-cell>
          <table:table-cell table:style-name="ce1" table:formula="of:=[.A11]*[.J4]" office:value-type="currency" office:currency="GBP" office:value="6030000">
            <text:p>£6,030,000</text:p>
          </table:table-cell>
          <table:table-cell table:style-name="ce1" table:formula="of:=[.A11]*[.K4]" office:value-type="currency" office:currency="GBP" office:value="6300000">
            <text:p>£6,300,000</text:p>
          </table:table-cell>
        </table:table-row>
        <table:table-row table:style-name="ro1">
          <table:table-cell table:style-name="ce1" office:value-type="currency" office:currency="GBP" office:value="75">
            <text:p>£75</text:p>
          </table:table-cell>
          <table:table-cell table:style-name="ce1" office:value-type="currency" office:currency="GBP" office:value="1">
            <text:p>£1</text:p>
          </table:table-cell>
          <table:table-cell table:style-name="ce1" office:value-type="currency" office:currency="GBP" office:value="2">
            <text:p>£2</text:p>
          </table:table-cell>
          <table:table-cell table:style-name="ce1" office:value-type="currency" office:currency="GBP" office:value="3">
            <text:p>£3</text:p>
          </table:table-cell>
          <table:table-cell table:style-name="ce1" office:value-type="currency" office:currency="GBP" office:value="4">
            <text:p>£4</text:p>
          </table:table-cell>
          <table:table-cell table:style-name="ce1" office:value-type="currency" office:currency="GBP" office:value="5">
            <text:p>£5</text:p>
          </table:table-cell>
          <table:table-cell table:style-name="ce1" office:value-type="currency" office:currency="GBP" office:value="6">
            <text:p>£6</text:p>
          </table:table-cell>
          <table:table-cell table:style-name="ce1" office:value-type="currency" office:currency="GBP" office:value="7">
            <text:p>£7</text:p>
          </table:table-cell>
          <table:table-cell table:style-name="ce1" office:value-type="currency" office:currency="GBP" office:value="8">
            <text:p>£8</text:p>
          </table:table-cell>
          <table:table-cell table:style-name="ce1" office:value-type="currency" office:currency="GBP" office:value="9">
            <text:p>£9</text:p>
          </table:table-cell>
          <table:table-cell table:style-name="ce1" office:value-type="currency" office:currency="GBP" office:value="10">
            <text:p>£10</text:p>
          </table:table-cell>
        </table:table-row>
        <table:table-row table:style-name="ro1">
          <table:table-cell table:style-name="ce1" office:value-type="currency" office:currency="GBP" office:value="9000000">
            <text:p>£9,000,000</text:p>
          </table:table-cell>
          <table:table-cell table:style-name="ce1" table:formula="of:=[.A13]*[.B4]" office:value-type="currency" office:currency="GBP" office:value="9450000">
            <text:p>£9,450,000</text:p>
          </table:table-cell>
          <table:table-cell table:style-name="ce1" table:formula="of:=[.A13]*[.C4]" office:value-type="currency" office:currency="GBP" office:value="9630000">
            <text:p>£9,630,000</text:p>
          </table:table-cell>
          <table:table-cell table:style-name="ce1" table:formula="of:=[.A13]*[.D4]" office:value-type="currency" office:currency="GBP" office:value="10350000">
            <text:p>£10,350,000</text:p>
          </table:table-cell>
          <table:table-cell table:style-name="ce1" table:formula="of:=[.A13]*[.E4]" office:value-type="currency" office:currency="GBP" office:value="11700000">
            <text:p>£11,700,000</text:p>
          </table:table-cell>
          <table:table-cell table:style-name="ce1" table:formula="of:=[.A13]*[.F4]" office:value-type="currency" office:currency="GBP" office:value="15300000">
            <text:p>£15,300,000</text:p>
          </table:table-cell>
          <table:table-cell table:style-name="ce1" table:formula="of:=[.A13]*[.G4]" office:value-type="currency" office:currency="GBP" office:value="17100000">
            <text:p>£17,100,000</text:p>
          </table:table-cell>
          <table:table-cell table:style-name="ce1" table:formula="of:=[.A13]*[.H4]" office:value-type="currency" office:currency="GBP" office:value="20700000">
            <text:p>£20,700,000</text:p>
          </table:table-cell>
          <table:table-cell table:style-name="ce1" table:formula="of:=[.A13]*[.I4]" office:value-type="currency" office:currency="GBP" office:value="21150000">
            <text:p>£21,150,000</text:p>
          </table:table-cell>
          <table:table-cell table:style-name="ce1" table:formula="of:=[.A13]*[.J4]" office:value-type="currency" office:currency="GBP" office:value="30150000">
            <text:p>£30,150,000</text:p>
          </table:table-cell>
          <table:table-cell table:style-name="ce1" table:formula="of:=[.A13]*[.K4]" office:value-type="currency" office:currency="GBP" office:value="31500000">
            <text:p>£31,500,0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currency" office:currency="GBP" office:value="24000000">
            <text:p>£24,000,000</text:p>
          </table:table-cell>
          <table:table-cell table:style-name="ce1" table:formula="of:=[.A15]*[.B4]" office:value-type="currency" office:currency="GBP" office:value="25200000">
            <text:p>£25,200,000</text:p>
          </table:table-cell>
          <table:table-cell table:style-name="ce1" table:formula="of:=[.A15]*[.C4]" office:value-type="currency" office:currency="GBP" office:value="25680000">
            <text:p>£25,680,000</text:p>
          </table:table-cell>
          <table:table-cell table:style-name="ce1" table:formula="of:=[.A15]*[.D4]" office:value-type="currency" office:currency="GBP" office:value="27600000">
            <text:p>£27,600,000</text:p>
          </table:table-cell>
          <table:table-cell table:style-name="ce1" table:formula="of:=[.A15]*[.E4]" office:value-type="currency" office:currency="GBP" office:value="31200000">
            <text:p>£31,200,000</text:p>
          </table:table-cell>
          <table:table-cell table:style-name="ce1" table:formula="of:=[.A15]*[.F4]" office:value-type="currency" office:currency="GBP" office:value="40800000">
            <text:p>£40,800,000</text:p>
          </table:table-cell>
          <table:table-cell table:style-name="ce1" table:formula="of:=[.A15]*[.G4]" office:value-type="currency" office:currency="GBP" office:value="45600000">
            <text:p>£45,600,000</text:p>
          </table:table-cell>
          <table:table-cell table:style-name="ce1" table:formula="of:=[.A15]*[.H4]" office:value-type="currency" office:currency="GBP" office:value="55200000">
            <text:p>£55,200,000</text:p>
          </table:table-cell>
          <table:table-cell table:style-name="ce1" table:formula="of:=[.A15]*[.I4]" office:value-type="currency" office:currency="GBP" office:value="56400000">
            <text:p>£56,400,000</text:p>
          </table:table-cell>
          <table:table-cell table:style-name="ce1" table:formula="of:=[.A15]*[.J4]" office:value-type="currency" office:currency="GBP" office:value="80400000">
            <text:p>£80,400,000</text:p>
          </table:table-cell>
          <table:table-cell table:style-name="ce1" table:formula="of:=[.A15]*[.K4]" office:value-type="currency" office:currency="GBP" office:value="84000000">
            <text:p>£84,000,0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currency" office:currency="GBP" office:value="100000000">
            <text:p>£100,000,000</text:p>
          </table:table-cell>
          <table:table-cell table:style-name="ce1" table:formula="of:=[.A17]*[.B4]" office:value-type="currency" office:currency="GBP" office:value="105000000">
            <text:p>£105,000,000</text:p>
          </table:table-cell>
          <table:table-cell table:style-name="ce1" table:formula="of:=[.A17]*[.C4]" office:value-type="currency" office:currency="GBP" office:value="107000000">
            <text:p>£107,000,000</text:p>
          </table:table-cell>
          <table:table-cell table:style-name="ce1" table:formula="of:=[.A17]*[.D4]" office:value-type="currency" office:currency="GBP" office:value="115000000">
            <text:p>£115,000,000</text:p>
          </table:table-cell>
          <table:table-cell table:style-name="ce1" table:formula="of:=[.A17]*[.E4]" office:value-type="currency" office:currency="GBP" office:value="130000000">
            <text:p>£130,000,000</text:p>
          </table:table-cell>
          <table:table-cell table:style-name="ce1" table:formula="of:=[.A17]*[.F4]" office:value-type="currency" office:currency="GBP" office:value="170000000">
            <text:p>£170,000,000</text:p>
          </table:table-cell>
          <table:table-cell table:style-name="ce1" table:formula="of:=[.A17]*[.G4]" office:value-type="currency" office:currency="GBP" office:value="190000000">
            <text:p>£190,000,000</text:p>
          </table:table-cell>
          <table:table-cell table:style-name="ce1" table:formula="of:=[.A17]*[.H4]" office:value-type="currency" office:currency="GBP" office:value="230000000">
            <text:p>£230,000,000</text:p>
          </table:table-cell>
          <table:table-cell table:style-name="ce1" table:formula="of:=[.A17]*[.I4]" office:value-type="currency" office:currency="GBP" office:value="235000000">
            <text:p>£235,000,000</text:p>
          </table:table-cell>
          <table:table-cell table:style-name="ce1" table:formula="of:=[.A17]*[.J4]" office:value-type="currency" office:currency="GBP" office:value="335000000">
            <text:p>£335,000,000</text:p>
          </table:table-cell>
          <table:table-cell table:style-name="ce1" table:formula="of:=[.A17]*[.K4]" office:value-type="currency" office:currency="GBP" office:value="350000000">
            <text:p>£350,000,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6">06/11/2019</text:date>, <text:time>18:3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2:40:46.49</meta:creation-date>
    <dc:date>2019-11-06T18:32:54.99</dc:date>
    <meta:editing-duration>PT1H30M6S</meta:editing-duration>
    <meta:editing-cycles>3</meta:editing-cycles>
    <meta:generator>OpenOffice/4.1.6$Win32 OpenOffice.org_project/416m1$Build-9790</meta:generator>
    <meta:document-statistic meta:table-count="3" meta:cell-count="143" meta:object-count="0"/>
  </office:meta>
</office:document-meta>
</file>